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A70000019982390C7ADEB80B10.jpg" manifest:media-type="image/jpeg"/>
  <manifest:file-entry manifest:full-path="Pictures/100000000000026700000189A82C359FB24BF729.jpg" manifest:media-type="image/jpeg"/>
  <manifest:file-entry manifest:full-path="Pictures/10000000000000C100000128887FA1935C119BC4.jpg" manifest:media-type="image/jpeg"/>
  <manifest:file-entry manifest:full-path="Pictures/1000000000000272000001E2AA180E6E6F41C501.jpg" manifest:media-type="image/jpe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kt_20_ohne_20_Füllung_20_und_20_Lini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kt_20_ohne_20_Füllung_20_und_20_Linie">
      <style:graphic-properties draw:textarea-horizontal-align="center" draw:textarea-vertical-align="middle" draw:color-mode="standard" draw:luminance="0%" draw:contrast="0%" draw:gamma="100%" draw:red="0%" draw:green="0%" draw:blue="0%" fo:clip="rect(0cm, 0cm, 0cm, 0cm)" draw:image-opacity="100%" style:mirror="horizontal"/>
    </style:style>
    <style:style style:name="gr3" style:family="graphic" style:parent-style-name="objectwithoutfill">
      <style:graphic-properties svg:stroke-color="#000000" draw:fill="solid" draw:fill-color="#000000" draw:textarea-vertical-align="middle"/>
    </style:style>
    <style:style style:name="gr4" style:family="graphic" style:parent-style-name="objectwithoutfill">
      <style:graphic-properties svg:stroke-color="#000000" draw:fill="solid" draw:textarea-vertical-align="middle"/>
    </style:style>
    <style:style style:name="gr5" style:family="graphic" style:parent-style-name="objectwithoutfill">
      <style:graphic-properties svg:stroke-color="#ff4000" draw:fill="solid" draw:textarea-vertical-align="middle"/>
    </style:style>
    <style:style style:name="gr6" style:family="graphic" style:parent-style-name="objectwithoutfill">
      <style:graphic-properties svg:stroke-color="#ffff38" draw:fill="solid" draw:textarea-vertical-align="middle"/>
    </style:style>
    <style:style style:name="gr7" style:family="graphic" style:parent-style-name="objectwithoutfill">
      <style:graphic-properties svg:stroke-color="#5eb91e" draw:fill="solid" draw:textarea-vertical-align="middle"/>
    </style:style>
    <style:style style:name="gr8" style:family="graphic" style:parent-style-name="objectwithoutfill">
      <style:graphic-properties draw:fill="solid" draw:textarea-vertical-align="middle"/>
    </style:style>
    <style:style style:name="P1" style:family="paragraph">
      <style:paragraph-properties fo:text-align="center"/>
    </style:style>
    <style:style style:name="P2" style:family="paragraph">
      <loext:graphic-properties draw:fill="solid" draw:fill-color="#000000"/>
      <style:paragraph-properties fo:text-align="center"/>
    </style:style>
    <style:style style:name="P3" style:family="paragraph">
      <loext:graphic-properties draw:fill="solid"/>
      <style:paragraph-properties fo:text-align="center"/>
    </style:style>
  </office:automatic-styles>
  <office:body>
    <office:drawing>
      <draw:page draw:name="page1" draw:style-name="dp1" draw:master-page-name="Standard">
        <draw:frame draw:style-name="gr1" draw:text-style-name="P1" draw:layer="layout" svg:width="3.291cm" svg:height="2.533cm" draw:transform="rotate (1.56590940488931) translate (9.951cm 4.588cm)">
          <draw:image xlink:href="Pictures/1000000000000272000001E2AA180E6E6F41C501.jpg" xlink:type="simple" xlink:show="embed" xlink:actuate="onLoad" loext:mime-type="image/jpeg">
            <text:p/>
          </draw:image>
        </draw:frame>
        <draw:frame draw:style-name="gr1" draw:text-style-name="P1" draw:layer="layout" svg:width="1.778cm" svg:height="2.728cm" draw:transform="rotate (1.58528255958645) translate (6.272cm 7.017cm)">
          <draw:image xlink:href="Pictures/10000000000000C100000128887FA1935C119BC4.jpg" xlink:type="simple" xlink:show="embed" xlink:actuate="onLoad" loext:mime-type="image/jpeg">
            <text:p/>
          </draw:image>
        </draw:frame>
        <draw:frame draw:style-name="gr2" draw:text-style-name="P1" draw:layer="layout" svg:width="2.586cm" svg:height="1.652cm" draw:transform="rotate (-1.56224421346012) translate (8.178cm 1.7cm)">
          <draw:image xlink:href="Pictures/100000000000026700000189A82C359FB24BF729.jpg" xlink:type="simple" xlink:show="embed" xlink:actuate="onLoad" loext:mime-type="image/jpeg">
            <text:p/>
          </draw:image>
        </draw:frame>
        <draw:frame draw:style-name="gr1" draw:text-style-name="P1" draw:layer="layout" svg:width="5.363cm" svg:height="3.231cm" draw:transform="rotate (-3.12867721712504) translate (5.905cm 4.731cm)">
          <draw:image xlink:href="Pictures/10000000000002A70000019982390C7ADEB80B10.jpg" xlink:type="simple" xlink:show="embed" xlink:actuate="onLoad" loext:mime-type="image/jpeg">
            <text:p/>
          </draw:image>
        </draw:frame>
        <draw:path draw:style-name="gr3" draw:text-style-name="P2" draw:layer="layout" svg:width="0.884cm" svg:height="3.769cm" svg:x="5.62cm" svg:y="3.551cm" svg:viewBox="0 0 885 3770" svg:d="M0 5c136 12 280-30 412 21 113 42 197 168 191 297-5 108 5 218 11 328 7 127-35 261-106 370-74 114-48 247-43 371 6 143-84 249-105 381-18 116-37 234-64 349-26 111-28 226-53 339-25 115-27 238-32 359-4 109-8 218-10 328-1 104-17 213 0 318 23 140 145 265 275 296 131 31 290-28 381-158 90-129-68-223-21-350l42-74">
          <text:p/>
        </draw:path>
        <draw:path draw:style-name="gr4" draw:text-style-name="P3" draw:layer="layout" svg:width="0.764cm" svg:height="0.945cm" draw:transform="rotate (0.470017167562073) translate (5.62cm 3.535cm)" svg:viewBox="0 0 765 946" svg:d="M0 0c116 19 240 17 350 82 104 62 216 126 267 244 58 134-14 256-6 388l13 137 89 81 52 14">
          <text:p/>
        </draw:path>
        <draw:path draw:style-name="gr4" draw:text-style-name="P3" draw:layer="layout" svg:width="2.221cm" svg:height="1.652cm" draw:transform="rotate (-3.14159265358979) translate (10.223cm 4.06648590235607cm)" svg:viewBox="0 0 2222 1653" svg:d="M0 1653c130-18 263 9 391-11 129-20 261-64 371-137 125-81 224-209 275-350 46-125 90-253 106-391 14-118 33-231 52-349 18-111 17-246 106-318 96-77 229-106 360-95 148 14 297 0 445 0l116 21v42">
          <text:p/>
        </draw:path>
        <draw:path draw:style-name="gr5" draw:text-style-name="P3" draw:layer="layout" svg:width="1.174cm" svg:height="0.434cm" svg:x="5.577cm" svg:y="3.301cm" svg:viewBox="0 0 1175 435" svg:d="M0 1c113-8 225 24 339 32 112 8 229 3 339 32 123 32 240 113 296 233l106 95 95 42">
          <text:p/>
        </draw:path>
        <draw:path draw:style-name="gr5" draw:text-style-name="P3" draw:layer="layout" svg:width="2.126cm" svg:height="1.555cm" draw:transform="rotate (-3.14159265358979) translate (10.139cm 3.736cm)" svg:viewBox="0 0 2127 1556" svg:d="M0 1556c142-10 289 24 424-43 124-61 242-140 328-254 107-141 244-260 349-402 82-111 184-210 254-328 82-138 209-227 317-339 85-88 206-138 318-190l116 21 21 21">
          <text:p/>
        </draw:path>
        <draw:path draw:style-name="gr6" draw:text-style-name="P3" draw:layer="controls" svg:width="3.823cm" svg:height="4.21cm" draw:transform="rotate (-0.242251700176813) translate (9.79708951695021cm 1.4361429599913cm)" svg:viewBox="0 0 3824 4211" svg:d="M2683 38c111 4 219-34 329-38 139-4 303 36 379 168 62 108 132 215 151 345 20 128 73 251 94 380 23 132 54 262 86 393 32 130 56 263 76 396 24 156 33 316 20 474-14 154-18 312-61 462-43 146-79 292-168 424-84 125-176 247-304 314-174 90-265 250-452 330-136 58-276 101-411 145-142 45-286 81-430 117-142 36-287 71-431 107-110 27-222 51-329 81-119 33-245 39-364 68-125 31-230-50-344-67-128-19-232-116-365-107l-102 69-57 37">
          <text:p/>
        </draw:path>
        <draw:path draw:style-name="gr5" draw:text-style-name="P3" draw:layer="controls" svg:width="3.574cm" svg:height="2.015cm" draw:transform="rotate (-0.857654794430014) translate (8.48122962643273cm 3.28143339746555cm)" svg:viewBox="0 0 3575 2016" svg:d="M2834 1996c132-1 263 48 398-6 116-47 205-129 276-223 73-94 99-247 12-353-76-94-127-206-201-301-73-93-145-186-230-269-86-85-180-161-265-243-84-81-186-141-297-174-109-31-212-79-317-119-113-43-235-52-345-103-118-54-252-68-369-123-135-63-288-77-434-82-130-4-263 41-350 131-103 104-198 220-324 294-108 63-185 171-308 209l-80 29">
          <text:p/>
        </draw:path>
        <draw:path draw:style-name="gr7" draw:text-style-name="P3" draw:layer="controls" svg:width="2.448cm" svg:height="4.137cm" draw:transform="rotate (2.52008090695461) translate (8.24869494198083cm 6.78532045471332cm)" svg:viewBox="0 0 2449 4138" svg:d="M2142 4c175-30 227 128 288 236 73 130-77 247-175 320-95 71-210 123-292 209-89 93-203 61-291 157-93 102-240 138-355 215-109 72-219 140-324 220-95 72-206 124-306 192-96 65-197 124-289 195-96 73-217 111-299 200-86 94-128 246-76 367 44 102 43 220 108 314 72 105 146 207 213 316 64 105 143 201 215 301 64 89 122 183 191 266 75 91 159 188 170 309 13 157-144 200-247 255l-86 62-30-5">
          <text:p/>
        </draw:path>
        <draw:path draw:style-name="gr8" draw:text-style-name="P3" draw:layer="controls" svg:width="2.115cm" svg:height="0.098cm" draw:transform="rotate (-3.14159265358979) translate (10.096cm 2.98623027678198cm)" svg:viewBox="0 0 2116 99" svg:d="M0 97c124 0 248 4 370 0 152-5 303 3 455-22 136-22 277 10 413 0 131-10 261-13 391-21 147-9 286-63 434-53h53">
          <text:p/>
        </draw:path>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Ausgefüllt" draw:style="linear" draw:start-color="#ffffff" draw:end-color="#cccccc" draw:start-intensity="100%" draw:end-intensity="100%" draw:angle="300" draw:border="0%"/>
    <draw:gradient draw:name="Ausgefüllt_20_blau" draw:display-name="Ausgefüllt blau" draw:style="linear" draw:start-color="#729fcf" draw:end-color="#355269" draw:start-intensity="100%" draw:end-intensity="100%" draw:angle="300" draw:border="0%"/>
    <draw:gradient draw:name="Ausgefüllt_20_gelb" draw:display-name="Ausgefüllt gelb" draw:style="linear" draw:start-color="#ffde59" draw:end-color="#b47804" draw:start-intensity="100%" draw:end-intensity="100%" draw:angle="300" draw:border="0%"/>
    <draw:gradient draw:name="Ausgefüllt_20_grün" draw:display-name="Ausgefüllt grün" draw:style="linear" draw:start-color="#77bc65" draw:end-color="#127622" draw:start-intensity="100%" draw:end-intensity="100%" draw:angle="300" draw:border="0%"/>
    <draw:gradient draw:name="Ausgefüllt_20_rot" draw:display-name="Ausgefüllt rot" draw:style="linear" draw:start-color="#ff6d6d" draw:end-color="#c9211e" draw:start-intensity="100%" draw:end-intensity="100%" draw:angle="300" draw:border="0%"/>
    <draw:gradient draw:name="Formen"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style:style>
    <style:style style:name="Filled_20_Green" style:display-name="Filled Green" style:family="graphic" style:parent-style-name="Filled">
      <style:graphic-properties draw:fill-gradient-name="Ausgefüllt_20_grü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style:style>
    <style:style style:name="Filled_20_Yellow" style:display-name="Filled Yellow" style:family="graphic" style:parent-style-name="Filled">
      <style:graphic-properties draw:fill-gradient-name="Ausgefüllt_20_gelb"/>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8-01T07:52:24.832672446</meta:creation-date>
    <dc:date>2024-08-01T08:30:46.590742624</dc:date>
    <meta:editing-duration>PT7M21S</meta:editing-duration>
    <meta:editing-cycles>2</meta:editing-cycles>
    <meta:generator>LibreOffice/6.4.7.2$Linux_X86_64 LibreOffice_project/40$Build-2</meta:generator>
    <meta:document-statistic meta:object-count="13"/>
  </office:meta>
</office:document-meta>
</file>